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3.2326in" fo:margin-left="-0.0313in" table:align="left" style:writing-mode="lr-tb"/>
    </style:style>
    <style:style style:name="Table1.A" style:family="table-column">
      <style:table-column-properties style:column-width="0.9271in"/>
    </style:style>
    <style:style style:name="Table1.B" style:family="table-column">
      <style:table-column-properties style:column-width="2.3056in"/>
    </style:style>
    <style:style style:name="Table1.1" style:family="table-row">
      <style:table-row-properties fo:keep-together="auto"/>
    </style:style>
    <style:style style:name="Table1.A1" style:family="table-cell">
      <style:table-cell-properties style:vertical-align="middle" fo:padding="0.0104in" fo:border="none" style:writing-mode="lr-tb"/>
    </style:style>
    <style:style style:name="Table2" style:family="table">
      <style:table-properties style:width="6.3625in" fo:margin-left="-0.0313in" table:align="left" style:writing-mode="lr-tb"/>
    </style:style>
    <style:style style:name="Table2.A" style:family="table-column">
      <style:table-column-properties style:column-width="1.3014in"/>
    </style:style>
    <style:style style:name="Table2.B" style:family="table-column">
      <style:table-column-properties style:column-width="5.0611in"/>
    </style:style>
    <style:style style:name="Table2.1" style:family="table-row">
      <style:table-row-properties fo:keep-together="auto"/>
    </style:style>
    <style:style style:name="Table2.A1" style:family="table-cell">
      <style:table-cell-properties style:vertical-align="middle" fo:padding="0.0104in" fo:border="none" style:writing-mode="lr-tb"/>
    </style:style>
    <style:style style:name="Table3" style:family="table">
      <style:table-properties style:width="6.3625in" fo:margin-left="-0.0313in" table:align="left" style:writing-mode="lr-tb"/>
    </style:style>
    <style:style style:name="Table3.A" style:family="table-column">
      <style:table-column-properties style:column-width="1.1083in"/>
    </style:style>
    <style:style style:name="Table3.B" style:family="table-column">
      <style:table-column-properties style:column-width="5.2542in"/>
    </style:style>
    <style:style style:name="Table3.1" style:family="table-row">
      <style:table-row-properties fo:keep-together="auto"/>
    </style:style>
    <style:style style:name="Table3.A1" style:family="table-cell">
      <style:table-cell-properties style:vertical-align="middle" fo:padding="0.0104in" fo:border="none" style:writing-mode="lr-tb"/>
    </style:style>
    <style:style style:name="Table4" style:family="table">
      <style:table-properties style:width="6.3in" table:align="left" style:writing-mode="lr-tb"/>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style:vertical-align="middle" fo:background-color="#7a5ada" fo:padding="0in" fo:border="none" style:writing-mode="lr-tb">
        <style:background-image/>
      </style:table-cell-properties>
    </style:style>
    <style:style style:name="Table4.A2" style:family="table-cell">
      <style:table-cell-properties style:vertical-align="middle" fo:background-color="#eeeeff" fo:padding="0in" fo:border="none" style:writing-mode="lr-tb">
        <style:background-image/>
      </style:table-cell-properties>
    </style:style>
    <style:style style:name="Table5" style:family="table">
      <style:table-properties style:width="6.3in" table:align="left" style:writing-mode="lr-tb"/>
    </style:style>
    <style:style style:name="Table5.A" style:family="table-column">
      <style:table-column-properties style:column-width="6.3in"/>
    </style:style>
    <style:style style:name="Table5.1" style:family="table-row">
      <style:table-row-properties fo:keep-together="auto"/>
    </style:style>
    <style:style style:name="Table5.A1" style:family="table-cell">
      <style:table-cell-properties style:vertical-align="middle" fo:background-color="#7a5ada" fo:padding="0in" fo:border="none" style:writing-mode="lr-tb">
        <style:background-image/>
      </style:table-cell-properties>
    </style:style>
    <style:style style:name="Table5.A2" style:family="table-cell">
      <style:table-cell-properties style:vertical-align="middle" fo:background-color="#eeeeff" fo:padding="0in" fo:border="none" style:writing-mode="lr-tb">
        <style:background-image/>
      </style:table-cell-properties>
    </style:style>
    <style:style style:name="Table6" style:family="table">
      <style:table-properties style:width="6.3in" table:align="left" style:writing-mode="lr-tb"/>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style:vertical-align="middle" fo:background-color="#ffffbb" fo:padding="0in" fo:border="none" style:writing-mode="lr-tb">
        <style:background-image/>
      </style:table-cell-properties>
    </style:style>
    <style:style style:name="Table7" style:family="table">
      <style:table-properties style:width="4.7292in" fo:margin-left="-0.0313in" table:align="left" style:writing-mode="lr-tb"/>
    </style:style>
    <style:style style:name="Table7.A" style:family="table-column">
      <style:table-column-properties style:column-width="0.9896in"/>
    </style:style>
    <style:style style:name="Table7.B" style:family="table-column">
      <style:table-column-properties style:column-width="3.7396in"/>
    </style:style>
    <style:style style:name="Table7.1" style:family="table-row">
      <style:table-row-properties fo:keep-together="auto"/>
    </style:style>
    <style:style style:name="Table7.A1" style:family="table-cell">
      <style:table-cell-properties style:vertical-align="middle" fo:padding="0.0104in" fo:border="none" style:writing-mode="lr-tb"/>
    </style:style>
    <style:style style:name="Table8" style:family="table">
      <style:table-properties style:width="6.3in" table:align="left" style:writing-mode="lr-tb"/>
    </style:style>
    <style:style style:name="Table8.A" style:family="table-column">
      <style:table-column-properties style:column-width="6.3in"/>
    </style:style>
    <style:style style:name="Table8.1" style:family="table-row">
      <style:table-row-properties fo:keep-together="auto"/>
    </style:style>
    <style:style style:name="Table8.A1" style:family="table-cell">
      <style:table-cell-properties style:vertical-align="middle" fo:background-color="#7a5ada" fo:padding="0in" fo:border="none" style:writing-mode="lr-tb">
        <style:background-image/>
      </style:table-cell-properties>
    </style:style>
    <style:style style:name="Table8.A2" style:family="table-cell">
      <style:table-cell-properties style:vertical-align="middle" fo:background-color="#eeeeff" fo:padding="0in" fo:border="none" style:writing-mode="lr-tb">
        <style:background-image/>
      </style:table-cell-properties>
    </style:style>
    <style:style style:name="Table9" style:family="table">
      <style:table-properties style:width="6.3in" table:align="left" style:writing-mode="lr-tb"/>
    </style:style>
    <style:style style:name="Table9.A" style:family="table-column">
      <style:table-column-properties style:column-width="6.3in"/>
    </style:style>
    <style:style style:name="Table9.1" style:family="table-row">
      <style:table-row-properties fo:keep-together="auto"/>
    </style:style>
    <style:style style:name="Table9.A1" style:family="table-cell">
      <style:table-cell-properties style:vertical-align="middle" fo:background-color="#7a5ada" fo:padding="0in" fo:border="none" style:writing-mode="lr-tb">
        <style:background-image/>
      </style:table-cell-properties>
    </style:style>
    <style:style style:name="Table9.A2" style:family="table-cell">
      <style:table-cell-properties style:vertical-align="middle" fo:background-color="#eeeeff" fo:padding="0in" fo:border="none" style:writing-mode="lr-tb">
        <style:background-image/>
      </style:table-cell-properties>
    </style:style>
    <style:style style:name="Table10" style:family="table">
      <style:table-properties style:width="6.3in" table:align="left" style:writing-mode="lr-tb"/>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style:vertical-align="middle" fo:background-color="#7a5ada" fo:padding="0in" fo:border="none" style:writing-mode="lr-tb">
        <style:background-image/>
      </style:table-cell-properties>
    </style:style>
    <style:style style:name="Table10.A2" style:family="table-cell">
      <style:table-cell-properties style:vertical-align="middle" fo:background-color="#eeeeff" fo:padding="0in" fo:border="none" style:writing-mode="lr-tb">
        <style:background-image/>
      </style:table-cell-properties>
    </style:style>
    <style:style style:name="Table11" style:family="table">
      <style:table-properties style:width="6.3in" table:align="left" style:writing-mode="lr-tb"/>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style:vertical-align="middle" fo:background-color="#7a5ada" fo:padding="0in" fo:border="none" style:writing-mode="lr-tb">
        <style:background-image/>
      </style:table-cell-properties>
    </style:style>
    <style:style style:name="Table11.A2" style:family="table-cell">
      <style:table-cell-properties style:vertical-align="middle" fo:background-color="#eeeeff" fo:padding="0in" fo:border="none" style:writing-mode="lr-tb">
        <style:background-image/>
      </style:table-cell-properties>
    </style:style>
    <style:style style:name="Table12" style:family="table">
      <style:table-properties style:width="6.3in" table:align="left" style:writing-mode="lr-tb"/>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style:vertical-align="middle" fo:background-color="#7a5ada" fo:padding="0in" fo:border="none" style:writing-mode="lr-tb">
        <style:background-image/>
      </style:table-cell-properties>
    </style:style>
    <style:style style:name="Table12.A2" style:family="table-cell">
      <style:table-cell-properties style:vertical-align="middle" fo:background-color="#eeeeff" fo:padding="0in" fo:border="none" style:writing-mode="lr-tb">
        <style:background-image/>
      </style:table-cell-properties>
    </style:style>
    <style:style style:name="Table13" style:family="table">
      <style:table-properties style:width="6.3in" table:align="left" style:writing-mode="lr-tb"/>
    </style:style>
    <style:style style:name="Table13.A" style:family="table-column">
      <style:table-column-properties style:column-width="6.3in"/>
    </style:style>
    <style:style style:name="Table13.1" style:family="table-row">
      <style:table-row-properties fo:keep-together="auto"/>
    </style:style>
    <style:style style:name="Table13.A1" style:family="table-cell">
      <style:table-cell-properties style:vertical-align="middle" fo:background-color="#7a5ada" fo:padding="0in" fo:border="none" style:writing-mode="lr-tb">
        <style:background-image/>
      </style:table-cell-properties>
    </style:style>
    <style:style style:name="Table13.A2" style:family="table-cell">
      <style:table-cell-properties style:vertical-align="middle" fo:background-color="#eeeeff" fo:padding="0in" fo:border="none" style:writing-mode="lr-tb">
        <style:background-image/>
      </style:table-cell-properties>
    </style:style>
    <style:style style:name="Table14" style:family="table">
      <style:table-properties style:width="6.3in" table:align="left" style:writing-mode="lr-tb"/>
    </style:style>
    <style:style style:name="Table14.A" style:family="table-column">
      <style:table-column-properties style:column-width="6.3in"/>
    </style:style>
    <style:style style:name="Table14.1" style:family="table-row">
      <style:table-row-properties fo:keep-together="auto"/>
    </style:style>
    <style:style style:name="Table14.A1" style:family="table-cell">
      <style:table-cell-properties style:vertical-align="middle" fo:background-color="#7a5ada" fo:padding="0in" fo:border="none" style:writing-mode="lr-tb">
        <style:background-image/>
      </style:table-cell-properties>
    </style:style>
    <style:style style:name="Table14.A2" style:family="table-cell">
      <style:table-cell-properties style:vertical-align="middle" fo:background-color="#eeeeff" fo:padding="0in" fo:border="none" style:writing-mode="lr-tb">
        <style:background-image/>
      </style:table-cell-properties>
    </style:style>
    <style:style style:name="Table15" style:family="table">
      <style:table-properties style:width="6.3in" table:align="left" style:writing-mode="lr-tb"/>
    </style:style>
    <style:style style:name="Table15.A" style:family="table-column">
      <style:table-column-properties style:column-width="6.3in"/>
    </style:style>
    <style:style style:name="Table15.1" style:family="table-row">
      <style:table-row-properties fo:keep-together="auto"/>
    </style:style>
    <style:style style:name="Table15.A1" style:family="table-cell">
      <style:table-cell-properties style:vertical-align="middle" fo:background-color="#7a5ada" fo:padding="0in" fo:border="none" style:writing-mode="lr-tb">
        <style:background-image/>
      </style:table-cell-properties>
    </style:style>
    <style:style style:name="Table15.A2" style:family="table-cell">
      <style:table-cell-properties style:vertical-align="middle" fo:background-color="#eeeeff" fo:padding="0in" fo:border="none" style:writing-mode="lr-tb">
        <style:background-image/>
      </style:table-cell-properties>
    </style:style>
    <style:style style:name="Table16" style:family="table">
      <style:table-properties style:width="6.3in" table:align="left" style:writing-mode="lr-tb"/>
    </style:style>
    <style:style style:name="Table16.A" style:family="table-column">
      <style:table-column-properties style:column-width="6.3in"/>
    </style:style>
    <style:style style:name="Table16.1" style:family="table-row">
      <style:table-row-properties fo:keep-together="auto"/>
    </style:style>
    <style:style style:name="Table16.A1" style:family="table-cell">
      <style:table-cell-properties style:vertical-align="middle" fo:background-color="#7a5ada" fo:padding="0in" fo:border="none" style:writing-mode="lr-tb">
        <style:background-image/>
      </style:table-cell-properties>
    </style:style>
    <style:style style:name="Table16.A2" style:family="table-cell">
      <style:table-cell-properties style:vertical-align="middle" fo:background-color="#eeeeff" fo:padding="0in" fo:border="none" style:writing-mode="lr-tb">
        <style:background-image/>
      </style:table-cell-properties>
    </style:style>
    <style:style style:name="Table17" style:family="table">
      <style:table-properties style:width="6.3in" table:align="left" style:writing-mode="lr-tb"/>
    </style:style>
    <style:style style:name="Table17.A" style:family="table-column">
      <style:table-column-properties style:column-width="6.3in"/>
    </style:style>
    <style:style style:name="Table17.1" style:family="table-row">
      <style:table-row-properties fo:keep-together="auto"/>
    </style:style>
    <style:style style:name="Table17.A1" style:family="table-cell">
      <style:table-cell-properties style:vertical-align="middle" fo:background-color="#7a5ada" fo:padding="0in" fo:border="none" style:writing-mode="lr-tb">
        <style:background-image/>
      </style:table-cell-properties>
    </style:style>
    <style:style style:name="Table17.A2" style:family="table-cell">
      <style:table-cell-properties style:vertical-align="middle" fo:background-color="#eeeeff" fo:padding="0in" fo:border="none" style:writing-mode="lr-tb">
        <style:background-image/>
      </style:table-cell-properties>
    </style:style>
    <style:style style:name="Table18" style:family="table">
      <style:table-properties style:width="6.3in" table:align="left" style:writing-mode="lr-tb"/>
    </style:style>
    <style:style style:name="Table18.A" style:family="table-column">
      <style:table-column-properties style:column-width="6.3in"/>
    </style:style>
    <style:style style:name="Table18.1" style:family="table-row">
      <style:table-row-properties fo:keep-together="auto"/>
    </style:style>
    <style:style style:name="Table18.A1" style:family="table-cell">
      <style:table-cell-properties style:vertical-align="middle" fo:background-color="#7a5ada" fo:padding="0in" fo:border="none" style:writing-mode="lr-tb">
        <style:background-image/>
      </style:table-cell-properties>
    </style:style>
    <style:style style:name="Table18.A2" style:family="table-cell">
      <style:table-cell-properties style:vertical-align="middle" fo:background-color="#eeeeff" fo:padding="0in" fo:border="none" style:writing-mode="lr-tb">
        <style:background-image/>
      </style:table-cell-properties>
    </style:style>
    <style:style style:name="Table19" style:family="table">
      <style:table-properties style:width="6.3in" table:align="left" style:writing-mode="lr-tb"/>
    </style:style>
    <style:style style:name="Table19.A" style:family="table-column">
      <style:table-column-properties style:column-width="6.3in"/>
    </style:style>
    <style:style style:name="Table19.1" style:family="table-row">
      <style:table-row-properties fo:keep-together="auto"/>
    </style:style>
    <style:style style:name="Table19.A1" style:family="table-cell">
      <style:table-cell-properties style:vertical-align="middle" fo:background-color="#7a5ada" fo:padding="0in" fo:border="none" style:writing-mode="lr-tb">
        <style:background-image/>
      </style:table-cell-properties>
    </style:style>
    <style:style style:name="Table19.A2" style:family="table-cell">
      <style:table-cell-properties style:vertical-align="middle" fo:background-color="#eeeeff" fo:padding="0in" fo:border="none" style:writing-mode="lr-tb">
        <style:background-image/>
      </style:table-cell-properties>
    </style:style>
    <style:style style:name="P1" style:family="paragraph" style:parent-style-name="Standard">
      <style:paragraph-properties fo:margin-top="0in" fo:margin-bottom="0.139in" style:contextual-spacing="false" fo:text-align="justify" style:justify-single-word="false"/>
      <style:text-properties fo:language="ro" fo:country="RO" fo:font-weight="bold" style:font-weight-asian="bold" style:font-weight-complex="bold"/>
    </style:style>
    <style:style style:name="P2" style:family="paragraph" style:parent-style-name="Standard">
      <style:paragraph-properties fo:margin-top="0in" fo:margin-bottom="0.139in" style:contextual-spacing="false" fo:text-align="center" style:justify-single-word="false"/>
      <style:text-properties fo:language="ro" fo:country="RO" fo:font-weight="bold" style:font-weight-asian="bold" style:font-weight-complex="bold"/>
    </style:style>
    <style:style style:name="P3" style:family="paragraph" style:parent-style-name="Standard">
      <style:paragraph-properties fo:margin-top="0in" fo:margin-bottom="0.139in" style:contextual-spacing="false" fo:line-height="115%" fo:text-align="justify" style:justify-single-word="false" fo:orphans="2" fo:widows="2" style:writing-mode="lr-tb"/>
      <style:text-properties fo:language="ro" fo:country="RO"/>
    </style:style>
    <style:style style:name="P4" style:family="paragraph" style:parent-style-name="Standard">
      <style:paragraph-properties fo:margin-top="0in" fo:margin-bottom="0.139in" style:contextual-spacing="false" fo:line-height="115%" fo:text-align="justify" style:justify-single-word="false" fo:orphans="2" fo:widows="2" style:writing-mode="lr-tb"/>
    </style:style>
    <style:style style:name="P5" style:family="paragraph" style:parent-style-name="Normal_20__28_Web_29_">
      <style:paragraph-properties fo:text-align="justify" style:justify-single-word="false"/>
      <style:text-properties fo:language="ro" fo:country="RO"/>
    </style:style>
    <style:style style:name="P6" style:family="paragraph" style:parent-style-name="Normal_20__28_Web_29_">
      <style:paragraph-properties fo:text-align="justify" style:justify-single-word="false"/>
    </style:style>
    <style:style style:name="P7" style:family="paragraph" style:parent-style-name="Normal_20__28_Web_29_">
      <style:paragraph-properties fo:text-align="justify" style:justify-single-word="false"/>
      <style:text-properties officeooo:paragraph-rsid="000ec63f"/>
    </style:style>
    <style:style style:name="P8" style:family="paragraph" style:parent-style-name="chaphead">
      <style:paragraph-properties fo:text-align="justify" style:justify-single-word="false"/>
      <style:text-properties fo:language="ro" fo:country="RO" officeooo:paragraph-rsid="000a7dae"/>
    </style:style>
    <style:style style:name="P9" style:family="paragraph" style:parent-style-name="chaphead">
      <style:paragraph-properties fo:text-align="justify" style:justify-single-word="false"/>
    </style:style>
    <style:style style:name="P10" style:family="paragraph" style:parent-style-name="chaphead">
      <style:paragraph-properties fo:text-align="justify" style:justify-single-word="false"/>
      <style:text-properties officeooo:paragraph-rsid="000a7dae"/>
    </style:style>
    <style:style style:name="P11" style:family="paragraph" style:parent-style-name="secthead">
      <style:paragraph-properties fo:text-align="justify" style:justify-single-word="false"/>
      <style:text-properties fo:language="ro" fo:country="RO"/>
    </style:style>
    <style:style style:name="P12" style:family="paragraph" style:parent-style-name="secthead">
      <style:paragraph-properties fo:text-align="justify" style:justify-single-word="false"/>
      <style:text-properties fo:language="ro" fo:country="RO" fo:font-weight="bold" style:font-weight-asian="bold" style:font-weight-complex="bold"/>
    </style:style>
    <style:style style:name="P13" style:family="paragraph" style:parent-style-name="codetitle">
      <style:paragraph-properties fo:margin-top="0.1945in" fo:margin-bottom="0in" style:contextual-spacing="false" fo:text-align="justify" style:justify-single-word="false"/>
      <style:text-properties fo:language="ro" fo:country="RO"/>
    </style:style>
    <style:style style:name="P14" style:family="paragraph" style:parent-style-name="note">
      <style:paragraph-properties fo:margin-top="0.1945in" fo:margin-bottom="0in" style:contextual-spacing="false" fo:text-align="justify" style:justify-single-word="false"/>
      <style:text-properties fo:language="ro" fo:country="RO"/>
    </style:style>
    <style:style style:name="P15" style:family="paragraph" style:parent-style-name="HTML_20_Preformatted">
      <style:paragraph-properties fo:text-align="justify" style:justify-single-word="false"/>
    </style:style>
    <style:style style:name="P16" style:family="paragraph" style:parent-style-name="HTML_20_Preformatted">
      <style:paragraph-properties fo:text-align="justify" style:justify-single-word="false"/>
      <style:text-properties officeooo:paragraph-rsid="0010f134"/>
    </style:style>
    <style:style style:name="P17" style:family="paragraph" style:parent-style-name="Standard" style:list-style-name="WW8Num34">
      <style:paragraph-properties fo:margin-top="0in" fo:margin-bottom="0in" style:contextual-spacing="false" fo:line-height="100%" fo:text-align="justify" style:justify-single-word="false"/>
    </style:style>
    <style:style style:name="P18" style:family="paragraph" style:parent-style-name="Standard" style:list-style-name="WW8Num34">
      <style:paragraph-properties fo:margin-top="0in" fo:margin-bottom="0.1945in" style:contextual-spacing="false" fo:line-height="100%" fo:text-align="justify" style:justify-single-word="false"/>
    </style:style>
    <style:style style:name="P19" style:family="paragraph" style:parent-style-name="Standard">
      <style:paragraph-properties fo:margin-top="0in" fo:margin-bottom="0.139in" style:contextual-spacing="false" fo:line-height="115%" fo:text-align="justify" style:justify-single-word="false" fo:orphans="2" fo:widows="2" style:writing-mode="lr-tb"/>
      <style:text-properties fo:language="ro" fo:country="RO"/>
    </style:style>
    <style:style style:name="P20" style:family="paragraph" style:parent-style-name="Heading_20_3">
      <style:paragraph-properties fo:text-align="justify" style:justify-single-word="false"/>
      <style:text-properties fo:language="ro" fo:country="RO"/>
    </style:style>
    <style:style style:name="P21" style:family="paragraph" style:parent-style-name="HTML_20_Preformatted">
      <style:paragraph-properties fo:text-align="justify" style:justify-single-word="false"/>
      <style:text-properties fo:language="ro" fo:country="RO"/>
    </style:style>
    <style:style style:name="P22" style:family="paragraph" style:parent-style-name="HTML_20_Preformatted">
      <style:paragraph-properties fo:text-align="justify" style:justify-single-word="false"/>
      <style:text-properties fo:language="ro" fo:country="RO" officeooo:paragraph-rsid="0012f697"/>
    </style:style>
    <style:style style:name="T1" style:family="text">
      <style:text-properties fo:font-weight="bold" style:font-weight-asian="bold" style:font-weight-complex="bold"/>
    </style:style>
    <style:style style:name="T2" style:family="text">
      <style:text-properties style:font-name-asian="Courier New"/>
    </style:style>
    <style:style style:name="T3" style:family="text">
      <style:text-properties officeooo:rsid="000a2bc5"/>
    </style:style>
    <style:style style:name="T4" style:family="text">
      <style:text-properties officeooo:rsid="000a7dae"/>
    </style:style>
    <style:style style:name="T5" style:family="text">
      <style:text-properties fo:language="ro" fo:country="RO"/>
    </style:style>
    <style:style style:name="T6" style:family="text">
      <style:text-properties fo:language="ro" fo:country="RO" officeooo:rsid="000a7dae"/>
    </style:style>
    <style:style style:name="T7" style:family="text">
      <style:text-properties fo:language="ro" fo:country="RO" fo:font-weight="bold" style:font-weight-asian="bold" style:font-weight-complex="bold"/>
    </style:style>
    <style:style style:name="T8" style:family="text">
      <style:text-properties fo:language="ro" fo:country="RO" officeooo:rsid="000b0458"/>
    </style:style>
    <style:style style:name="T9" style:family="text">
      <style:text-properties fo:language="ro" fo:country="RO" officeooo:rsid="000d042b"/>
    </style:style>
    <style:style style:name="T10" style:family="text">
      <style:text-properties fo:language="ro" fo:country="RO" officeooo:rsid="000e0ded"/>
    </style:style>
    <style:style style:name="T11" style:family="text">
      <style:text-properties fo:language="ro" fo:country="RO" officeooo:rsid="000e0ffb"/>
    </style:style>
    <style:style style:name="T12" style:family="text">
      <style:text-properties fo:language="ro" fo:country="RO" officeooo:rsid="000ec63f"/>
    </style:style>
    <style:style style:name="T13" style:family="text">
      <style:text-properties fo:language="ro" fo:country="RO" officeooo:rsid="0010f134"/>
    </style:style>
    <style:style style:name="T14" style:family="text">
      <style:text-properties style:font-name="Times New Roman" fo:font-size="12pt" fo:language="ro" fo:country="RO" officeooo:rsid="000a7dae" style:font-name-asian="Times New Roman" style:font-size-asian="12pt" style:font-name-complex="Times New Roman" style:font-size-complex="12pt"/>
    </style:style>
    <style:style style:name="T15" style:family="text">
      <style:text-properties officeooo:rsid="000b0458"/>
    </style:style>
    <style:style style:name="T16" style:family="text">
      <style:text-properties fo:language="en" fo:country="US"/>
    </style:style>
    <style:style style:name="T17" style:family="text">
      <style:text-properties fo:language="en" fo:country="US" officeooo:rsid="000b0458"/>
    </style:style>
    <style:style style:name="T18" style:family="text">
      <style:text-properties fo:language="en" fo:country="US" officeooo:rsid="000ebec4"/>
    </style:style>
    <style:style style:name="T19" style:family="text">
      <style:text-properties fo:language="en" fo:country="US" officeooo:rsid="000ec63f"/>
    </style:style>
    <style:style style:name="T20" style:family="text">
      <style:text-properties fo:language="en" fo:country="US" officeooo:rsid="000f59ee"/>
    </style:style>
    <style:style style:name="T21" style:family="text">
      <style:text-properties fo:language="en" fo:country="US" officeooo:rsid="0010f134"/>
    </style:style>
    <style:style style:name="T22" style:family="text">
      <style:text-properties fo:color="#0000ff" fo:language="ro" fo:country="RO"/>
    </style:style>
    <style:style style:name="T23" style:family="text">
      <style:text-properties fo:color="#0000ff" fo:language="ro" fo:country="RO" fo:font-weight="bold" officeooo:rsid="000e0ded" style:font-weight-asian="bold" style:font-weight-complex="bold"/>
    </style:style>
    <style:style style:name="T24" style:family="text">
      <style:text-properties officeooo:rsid="0012f6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2. Alegerea Mediului de Instalare Corect</text:h>
      <text:p text:style-name="P9"><text:span text:style-name="chapnum"><text:span text:style-name="T5">2.a. </text:span></text:span><text:span text:style-name="T5">Necesități Hardware</text:span></text:p>
      <text:p text:style-name="P11">Introducere</text:p>
      <text:p text:style-name="P5">Înainte de a începe, avem nevoie să cunoaștem componentele hardware ce sunt suportate de Gentoo Linux pentru o instalare reușită. </text:p>
      <text:p text:style-name="P11"><text:bookmark-start text:name="book_part1_chap2__chap1_sect2"/>Necesități Hardware<text:bookmark-end text:name="book_part1_chap2__chap1_sect2"/></text:p>
      <table:table table:name="Table1" table:style-name="Table1">
        <table:table-column table:style-name="Table1.A"/>
        <table:table-column table:style-name="Table1.B"/>
        <table:table-row table:style-name="Table1.1">
          <table:table-cell table:style-name="Table1.A1" office:value-type="string">
            <text:p text:style-name="P1">Procesor</text:p>
          </table:table-cell>
          <table:table-cell table:style-name="Table1.A1" office:value-type="string">
            <text:p text:style-name="P3"><text:span text:style-name="T3">AMD64</text:span> sau ulterior</text:p>
          </table:table-cell>
        </table:table-row>
        <table:table-row table:style-name="Table1.1">
          <table:table-cell table:style-name="Table1.A1" office:value-type="string">
            <text:p text:style-name="P1">Memorie</text:p>
          </table:table-cell>
          <table:table-cell table:style-name="Table1.A1" office:value-type="string">
            <text:p text:style-name="P3"><text:span text:style-name="T3">256</text:span> MOcteți</text:p>
          </table:table-cell>
        </table:table-row>
        <table:table-row table:style-name="Table1.1">
          <table:table-cell table:style-name="Table1.A1" office:value-type="string">
            <text:p text:style-name="P1">Spațiu pe disc</text:p>
          </table:table-cell>
          <table:table-cell table:style-name="Table1.A1" office:value-type="string">
            <text:p text:style-name="P3"><text:span text:style-name="T3">2</text:span>.5 GOcteți (excluzând spațiul swap)</text:p>
          </table:table-cell>
        </table:table-row>
        <table:table-row table:style-name="Table1.1">
          <table:table-cell table:style-name="Table1.A1" office:value-type="string">
            <text:p text:style-name="P1">Spațiu swap</text:p>
          </table:table-cell>
          <table:table-cell table:style-name="Table1.A1" office:value-type="string">
            <text:p text:style-name="P3">Cel puțin <text:span text:style-name="T3">512</text:span> MOcteți</text:p>
          </table:table-cell>
        </table:table-row>
      </table:table>
      <text:p text:style-name="P10"><text:span text:style-name="T6">Ar trebui să verificați </text:span><text:span text:style-name="Internet_20_link"><text:span text:style-name="T14">Gentoo AMD64 Project Page</text:span></text:span><text:span text:style-name="T6"> înainte să începeți.</text:span></text:p>
      <text:p text:style-name="P8"><text:span text:style-name="T4"><text:line-break/></text:span><text:line-break/>2.b. Mediile Gentoo Installation CD</text:p>
      <text:p text:style-name="P11"><text:bookmark-start text:name="book_part1_chap2__chap2_sect1"/>Introducere<text:bookmark-end text:name="book_part1_chap2__chap2_sect1"/></text:p>
      <text:p text:style-name="P6"><text:span text:style-name="Emphasis1"><text:span text:style-name="T5">Mediile Gentoo Installation CD</text:span></text:span><text:span text:style-name="T5"> sunt boot-abile și conțin mediu Gentoo complet funcțional. Acestea vă permit să boot-ați de pe CD. În timpul procesului de boot-are, sistemul va încerca identificarea tuturor componentelor hardware și instalarea driverelor specifice. Mentenanța acestora este efectuată de către dezvoltatorii Gentoo. </text:span></text:p>
      <text:p text:style-name="P5">Toate mediile Installation CD vă permit să boot-ați, să puteți configura rețeaua, inițializa partiție și începe instalarea Gentoo de pe Internet. </text:p>
      <text:p text:style-name="P12"><text:bookmark-start text:name="book_part1_chap2__chap2_sect2"/>Mediul Gentoo Installation CD Minimal<text:bookmark-end text:name="book_part1_chap2__chap2_sect2"/></text:p>
      <text:p text:style-name="P6"><text:soft-page-break/><text:span text:style-name="T5">Mediul Installation CD Minimal este denumit </text:span><text:span text:style-name="code"><text:span text:style-name="T5">install-</text:span></text:span><text:span text:style-name="code"><text:span text:style-name="T8">amd64</text:span></text:span><text:span text:style-name="code"><text:span text:style-name="T5">-minimal-</text:span></text:span><text:span text:style-name="code"><text:span text:style-name="T17">&lt;release&gt;</text:span></text:span><text:span text:style-name="code"><text:span text:style-name="T16">.iso</text:span></text:span><text:span text:style-name="T5"> și ocupă numai </text:span><text:span text:style-name="T8">200</text:span><text:span text:style-name="T5"> MOcteți de spațiu pe disc. Puteți utiliza acest mediu Installation CD pentru a instala Gentoo, dar întotdeauna cu o conexiune la Internet activă. </text:span></text:p>
      <table:table table:name="Table2" table:style-name="Table2">
        <table:table-column table:style-name="Table2.A"/>
        <table:table-column table:style-name="Table2.B"/>
        <table:table-row table:style-name="Table2.1">
          <table:table-cell table:style-name="Table2.A1" office:value-type="string">
            <text:p text:style-name="P2">Mediul Installation CD Minimal</text:p>
          </table:table-cell>
          <table:table-cell table:style-name="Table2.A1" office:value-type="string">
            <text:p text:style-name="P2">Pro și Contra</text:p>
          </table:table-cell>
        </table:table-row>
        <table:table-row table:style-name="Table2.1">
          <table:table-cell table:style-name="Table2.A1" office:value-type="string">
            <text:p text:style-name="P1">+</text:p>
          </table:table-cell>
          <table:table-cell table:style-name="Table2.A1" office:value-type="string">
            <text:p text:style-name="P3">Ușor de descărcat din cauza dimensiunilor reduse</text:p>
          </table:table-cell>
        </table:table-row>
        <table:table-row table:style-name="Table2.1">
          <table:table-cell table:style-name="Table2.A1" office:value-type="string">
            <text:p text:style-name="P1">-</text:p>
          </table:table-cell>
          <table:table-cell table:style-name="Table2.A1" office:value-type="string">
            <text:p text:style-name="P3">Nu conține arhiva stage3, versiunea snapshot pentru Portage, pachetele necesare pentru instalarea GRP, de aceea nu există posibilitatea instalării fără conexiune la internet </text:p>
          </table:table-cell>
        </table:table-row>
      </table:table>
      <text:p text:style-name="P12"><text:bookmark-start text:name="book_part1_chap2__chap2_sect3"/>Mediul Gentoo Installer <text:bookmark-end text:name="book_part1_chap2__chap2_sect3"/><text:span text:style-name="T15">LiveDVD</text:span></text:p>
      <text:p text:style-name="P6"><text:span text:style-name="T5">Puteți utiliza acest mediu Installation </text:span><text:span text:style-name="T8">DVD</text:span><text:span text:style-name="T5"> pentru a instala Gentoo, și chiar pentru a instala Gentoo fără a avea o conexiune activă la Internet, doar în cazul în care doriți să aduceți Gentoo pe un alt PC decât cel pe care instalați Gentoo. </text:span><text:span text:style-name="T9">La aproximativ fiecare 6 luni</text:span><text:span text:style-name="T5"> </text:span><text:span text:style-name="T9">Comunitatea Gentoo pune la dispoziție o imagine DVD a sistemului de operare Gentoo ce poate fi instalata și ea pe hard disk. Instrucțiunile de instalare pot fi puțin diferite deoarece acest manual are ca scop instalarea de pe </text:span><text:span text:style-name="T10">mediul Gentoo Instalation CD Minimal. În orice caz puteți să ajungeți în contul root invocând </text:span><text:span text:style-name="T23">sudo su</text:span><text:span text:style-name="T10"> sau </text:span><text:span text:style-name="T23">sudo -i</text:span><text:span text:style-name="T10"> în terminal.</text:span></text:p>
      <table:table table:name="Table3" table:style-name="Table3">
        <table:table-column table:style-name="Table3.A"/>
        <table:table-column table:style-name="Table3.B"/>
        <table:table-row table:style-name="Table3.1">
          <table:table-cell table:style-name="Table3.A1" office:value-type="string">
            <text:p text:style-name="P1">Mediul Installer LiveCD</text:p>
          </table:table-cell>
          <table:table-cell table:style-name="Table3.A1" office:value-type="string">
            <text:p text:style-name="P1">Pro și Contra</text:p>
          </table:table-cell>
        </table:table-row>
        <table:table-row table:style-name="Table3.1">
          <table:table-cell table:style-name="Table3.A1" office:value-type="string">
            <text:p text:style-name="P1">+</text:p>
          </table:table-cell>
          <table:table-cell table:style-name="Table3.A1" office:value-type="string">
            <text:p text:style-name="P3">Conține toate pachetele necesare pentru o funcționare completă a sistemului. Facilitează instalarea Gentoo Linux fără suport pentru rețea. </text:p>
          </table:table-cell>
        </table:table-row>
        <table:table-row table:style-name="Table3.1">
          <table:table-cell table:style-name="Table3.A1" office:value-type="string">
            <text:p text:style-name="P1">-</text:p>
          </table:table-cell>
          <table:table-cell table:style-name="Table3.A1" office:value-type="string">
            <text:p text:style-name="P3"><text:span text:style-name="T15">M</text:span>ult de descărcat</text:p>
          </table:table-cell>
        </table:table-row>
      </table:table>
      <text:p text:style-name="P12"><text:bookmark-start text:name="book_part1_chap2__chap2_sect4"/>Arhiva Tar Stage3<text:bookmark-end text:name="book_part1_chap2__chap2_sect4"/></text:p>
      <text:p text:style-name="P6"><text:span text:style-name="T5">Un fișier tar stage3 este o arhivă ce conține un mediul minimal Gentoo, potrivit pentru a continua instalarea Gentoo utilizând instrucțiunile din acest manual. Anterior, Manual Gentoo descria instalarea utilizând una din cele 3 arhive tar stage. În timp ce Gentoo încă mai oferă arhivele tar stage1 și stage2, modalitatea de instalare oficială utilizează o arhivă tar stage3. Dacă sunteți interesat să utilizați un fișier tar stage1 sau stage2, vă rugăm să consultați documentul cu Întrebări Frecvente în Gentoo, secțiunea </text:span><text:a xlink:type="simple" xlink:href="http://www.gentoo.org/doc/ro/faq.xml#stage12"><text:span text:style-name="Internet_20_link"><text:span text:style-name="T5">Cum Instalez Gentoo Utilizând O Arhivă Tar Stage1 sau Stage2?</text:span></text:span></text:a><text:span text:style-name="T5"> </text:span></text:p>
      <text:p text:style-name="P6"><text:span text:style-name="T5">Arhivele stage3 pot fi descărcate din directorul </text:span><text:span text:style-name="path"><text:span text:style-name="T5">releases/</text:span></text:span><text:span text:style-name="path"><text:span text:style-name="T11">amd64</text:span></text:span><text:span text:style-name="path"><text:span text:style-name="T5">/</text:span></text:span><text:span text:style-name="path"><text:span text:style-name="T11">autobuilds</text:span></text:span><text:span text:style-name="path"><text:span text:style-name="T5">/</text:span></text:span><text:span text:style-name="path"><text:span text:style-name="T11">current-stage3</text:span></text:span><text:span text:style-name="path"><text:span text:style-name="T5">/</text:span></text:span><text:span text:style-name="T5"> de pe oricare din </text:span><text:a xlink:type="simple" xlink:href="http://www.gentoo.org/main/en/mirrors.xml"><text:span text:style-name="Internet_20_link"><text:span text:style-name="T5">Mirror-urile Oficiale Gentoo</text:span></text:span></text:a><text:span text:style-name="T5"> si nu sunt oferite pe mediul LiveCD. </text:span></text:p>
      <text:p text:style-name="P9"><text:bookmark text:name="book_part1_chap2__chap3"/><text:soft-page-break/><text:span text:style-name="chapnum"><text:span text:style-name="T5">2.c. </text:span></text:span><text:span text:style-name="T7">Descărcarea, Scrierea și Boot-area unui Mediu Installation CD</text:span></text:p>
      <text:p text:style-name="P11"><text:bookmark-start text:name="book_part1_chap2__chap3_sect1"/>Descărcarea și Scrierea Mediului Installation CD<text:bookmark-end text:name="book_part1_chap2__chap3_sect1"/></text:p>
      <text:p text:style-name="P5">Ați ales instalarea Gentoo utilizând un mediu Installation CD. Vom începe prin a descărca și a scrie mediul Installation CD ales. Am tratat anterior mediile Installation CD disponibile, dar de unde le putem descărca? </text:p>
      <text:p text:style-name="P6"><text:span text:style-name="T5">Puteți descărca unul din mediile Installation CD disponibile (și, dacă doriți, Packages CD, de asemenea) de pe unul din site-urile </text:span><text:a xlink:type="simple" xlink:href="http://www.gentoo.org/main/en/mirrors.xml"><text:span text:style-name="Internet_20_link"><text:span text:style-name="T5">mirror</text:span></text:span></text:a><text:span text:style-name="T5">. Mediile Installation CD se găsesc în directorul </text:span><text:span text:style-name="path"><text:span text:style-name="T5">releases/</text:span></text:span><text:span text:style-name="path"><text:span text:style-name="T11">amd64</text:span></text:span><text:span text:style-name="path"><text:span text:style-name="T5">/</text:span></text:span><text:span text:style-name="path"><text:span text:style-name="T11">autobuilds</text:span></text:span><text:span text:style-name="path"><text:span text:style-name="T5">/</text:span></text:span><text:span text:style-name="path"><text:span text:style-name="T11">current-iso</text:span></text:span><text:span text:style-name="T5">. </text:span></text:p>
      <text:p text:style-name="P5">În director veți găsi fișierele cu extensia ISO. Aceste fișiere sunt imagini exacte ale CD-urilor originale și care pot fi scrise pe <text:span text:style-name="T20">DVD-R(W)/DVD+R(W), CD-R(W)</text:span>. </text:p>
      <text:p text:style-name="P7"><text:span text:style-name="T5">În caz că vă întrebați dacă fișierul descărcat este corupt sau nu, îi puteți verifica suma de control </text:span><text:span text:style-name="T19">SHA-2</text:span><text:span text:style-name="T5"> oferită de noi (cum ar fi </text:span><text:span text:style-name="path"><text:span text:style-name="T5">install-</text:span></text:span><text:span text:style-name="path"><text:span text:style-name="T18">amd64</text:span></text:span><text:span text:style-name="path"><text:span text:style-name="T5">-minimal-</text:span></text:span><text:span text:style-name="path"><text:span text:style-name="T18">&lt;release&gt;</text:span></text:span><text:span text:style-name="path"><text:span text:style-name="T5">.iso.DIGESTS</text:span></text:span><text:span text:style-name="T5">). Puteți verifica suma de control </text:span><text:span text:style-name="T19">SHA-2</text:span><text:span text:style-name="T5"> utilizând utilitarul </text:span><text:span text:style-name="code"><text:span text:style-name="T19">sha512sum</text:span></text:span><text:span text:style-name="T5"> pentru Linux/Unix, sau </text:span><text:span text:style-name="Internet_20_link"><text:span text:style-name="T12">File Checksum Tool </text:span></text:span><text:span text:style-name="T5">pentru Windows. </text:span></text:p>
      <text:p text:style-name="P6"><text:span text:style-name="T5">O altă metodă de verificare a integrității imaginii LiveCD-ului descărcat, este utilizarea GnuPG pentru verificarea semnăturii criptografice ce v-o oferim (fișierul ce are terminația </text:span><text:span text:style-name="path"><text:span text:style-name="T5">.asc</text:span></text:span><text:span text:style-name="T5">). Descărcați fișierul ce conține semnătura și obțineți cheia publică. </text:span></text:p>
      <table:table table:name="Table4" table:style-name="Table4">
        <table:table-column table:style-name="Table4.A"/>
        <table:table-row table:style-name="Table4.1">
          <table:table-cell table:style-name="Table4.A1" office:value-type="string">
            <text:p text:style-name="P13"><text:bookmark text:name="book_part1_chap2__chap3_pre1"/>Cod 3.1: Obținerea cheii publice</text:p>
          </table:table-cell>
        </table:table-row>
        <table:table-row table:style-name="Table4.1">
          <table:table-cell table:style-name="Table4.A2" office:value-type="string">
            <text:p text:style-name="P16"><text:span text:style-name="T5">$ </text:span><text:span text:style-name="code-input"><text:span text:style-name="T5">gpg --keyserver subkeys.pgp.net --recv-keys </text:span></text:span><text:span text:style-name="code-input"><text:span text:style-name="T13">96D8BF6D 2D182910 17072058</text:span></text:span></text:p>
          </table:table-cell>
        </table:table-row>
      </table:table>
      <text:p text:style-name="P5">Acum, verificați semnătura criptografică. </text:p>
      <table:table table:name="Table5" table:style-name="Table5">
        <table:table-column table:style-name="Table5.A"/>
        <table:table-row table:style-name="Table5.1">
          <table:table-cell table:style-name="Table5.A1" office:value-type="string">
            <text:p text:style-name="P13"><text:bookmark text:name="book_part1_chap2__chap3_pre2"/>Cod 3.2: Verificarea semnăturii criptografice</text:p>
          </table:table-cell>
        </table:table-row>
        <table:table-row table:style-name="Table5.1">
          <table:table-cell table:style-name="Table5.A2" office:value-type="string">
            <text:p text:style-name="P15"><text:span text:style-name="T5">$ </text:span><text:span text:style-name="code-input"><text:span text:style-name="T5">gpg --verify &lt;fișierul cu semnătura&gt; &lt;fișierul iso descărcat&gt;</text:span></text:span></text:p>
          </table:table-cell>
        </table:table-row>
      </table:table>
      <text:p text:style-name="P6"><text:span text:style-name="T5">Pentru a scrie imaginile ISO pe CD-uri trebuie să selectați raw-burning. Felul cum activați această opțiune este dependent foarte mult de platformă. Vom trata aici </text:span><text:span text:style-name="code"><text:span text:style-name="T5">cdrecord</text:span></text:span><text:span text:style-name="T5"> și </text:span><text:span text:style-name="code"><text:span text:style-name="T5">K3B</text:span></text:span><text:span text:style-name="T5">; pentru mai multe informații consultați documentul despre </text:span><text:a xlink:type="simple" xlink:href="http://www.gentoo.org/doc/ro/faq.xml#isoburning"><text:span text:style-name="Internet_20_link"><text:span text:style-name="T5">Întrebări Frecvente despre Gentoo</text:span></text:span></text:a><text:span text:style-name="T5">. </text:span></text:p>
      <text:list xml:id="list7213261629735360179" text:style-name="WW8Num34">
        <text:list-item>
          <text:p text:style-name="P17"><text:span text:style-name="T5">Pentru cdrecord, trebuie doar să tastați </text:span><text:span text:style-name="code"><text:span text:style-name="T5">cdrecord dev=/dev/</text:span></text:span><text:span text:style-name="code"><text:span text:style-name="T21">sr0</text:span></text:span><text:span text:style-name="code"><text:span text:style-name="T5"> &lt;fișierul iso descărcat&gt;</text:span></text:span><text:span text:style-name="T5"> (înlocuiți </text:span><text:span text:style-name="path"><text:span text:style-name="T5">/dev/</text:span></text:span><text:span text:style-name="path"><text:span text:style-name="T21">sr0</text:span></text:span><text:span text:style-name="T5"> cu calea către unitatea dvs. CD-RW) </text:span></text:p>
        </text:list-item>
        <text:list-item>
          <text:p text:style-name="P18"><text:span text:style-name="T5">Pentru K3B, selectați </text:span><text:span text:style-name="code"><text:span text:style-name="T5">Tools</text:span></text:span><text:span text:style-name="T5"> &gt; </text:span><text:span text:style-name="code"><text:span text:style-name="T5">CD</text:span></text:span><text:span text:style-name="T5"> &gt; </text:span><text:span text:style-name="code"><text:span text:style-name="T5">Burn Image</text:span></text:span><text:span text:style-name="T5">. După care alegeți imaginea ISO pe care doriți să o scrieți în aria 'Image to Burn'. La final apăsați </text:span><text:span text:style-name="code"><text:span text:style-name="T5">Start</text:span></text:span><text:span text:style-name="T5">. </text:span></text:p>
        </text:list-item>
      </text:list>
      <text:p text:style-name="P12"><text:bookmark-start text:name="book_part1_chap2__chap3_sect2"/><text:soft-page-break/>Boot-area Mediului Installation CD<text:bookmark-end text:name="book_part1_chap2__chap3_sect2"/></text:p>
      <table:table table:name="Table6" table:style-name="Table6">
        <table:table-column table:style-name="Table6.A"/>
        <table:table-row table:style-name="Table6.1">
          <table:table-cell table:style-name="Table6.A1" office:value-type="string">
            <text:p text:style-name="P14"><text:span text:style-name="T1">Important: </text:span>Consultați cu atenție întreaga subsecțiune înainte de a continua, pentru că, probabil nu veți mai avea această posibilitate înainte de a continua ulterior. </text:p>
          </table:table-cell>
        </table:table-row>
      </table:table>
      <text:p text:style-name="P5">După ce ați scris mediul Installation CD a venit timpul să boot-ăm. Scoateți CD-ul (dacă este prezent) din unitatea CD-ROM, reporniți PC-ul și intrați în BIOS. Această operație se poate efectua apăsând una din tastele DEL, F1 sau ESC, depinzând de producătorul BIOS-ului instalat. În meniul din BIOS schimbați ordinea boot-ării unit<text:span text:style-name="T24">ă</text:span>ților de disc, <text:span text:style-name="T24">ș</text:span>i anume setați CD-ROM-ul ca primul disc de pe care să se înceapă citirea inițializării sistemului de operare. În majoritatea cazurilor submeniul pentru schimbarea ordinii de boot se poate găsi în meniul "CMOS Setup" Dacă nu activați opțiunea de boot de pe CD-ROM după inițializarea BIOS-ului, PC-ul va încărca sistemul de operare de pe hard-disc ignorând CD-ROM-ul. </text:p>
      <text:p text:style-name="P5">Introduceți <text:span text:style-name="T24">DVD/</text:span>CD-ul în unitatea CD-ROM și reporniți PC-ul. După ce CD-ul a inițiat procedura de boot va apărea un prompt de boot. Apăsând tasta Enter procesul de boot a CD-ului va continua cu opțiunile prestabilite pentru inițializarea sistemului, sau puteți boot-a mediul Installation CD cu opțiuni suplimentare prin specificarea unei imagini de kernel, urmată de opțiuni de boot și apoi apăsarea Enter. </text:p>
      <text:p text:style-name="P6"><text:span text:style-name="T5">Specificarea Kernel-ului? Mediul Installation CD vă oferă mai multe imagini de kernel. Kernel-ul implicit este </text:span><text:span text:style-name="code"><text:span text:style-name="T22">gentoo</text:span></text:span><text:span text:style-name="T5">. Alte imagini de kernel sunt specifice unor anume necesități hardware și variantele </text:span><text:span text:style-name="code"><text:span text:style-name="T22">-nofb</text:span></text:span><text:span text:style-name="T5"> ce dezactivează opțiunea framebuffer. </text:span></text:p>
      <text:p text:style-name="P5">În continuare veți regăsi o prezentare scurtă a imaginilor de kernel disponibile: </text:p>
      <table:table table:name="Table7" table:style-name="Table7">
        <table:table-column table:style-name="Table7.A"/>
        <table:table-column table:style-name="Table7.B"/>
        <table:table-row table:style-name="Table7.1">
          <table:table-cell table:style-name="Table7.A1" office:value-type="string">
            <text:p text:style-name="P1">Kernel</text:p>
          </table:table-cell>
          <table:table-cell table:style-name="Table7.A1" office:value-type="string">
            <text:p text:style-name="P1">Descriere</text:p>
          </table:table-cell>
        </table:table-row>
        <table:table-row table:style-name="Table7.1">
          <table:table-cell table:style-name="Table7.A1" office:value-type="string">
            <text:p text:style-name="P3">gentoo</text:p>
          </table:table-cell>
          <table:table-cell table:style-name="Table7.A1" office:value-type="string">
            <text:p text:style-name="P3"><text:span text:style-name="T24">Kernel implicit </text:span>cu suport pentru sisteme multiprocesor</text:p>
          </table:table-cell>
        </table:table-row>
        <table:table-row table:style-name="Table7.1">
          <table:table-cell table:style-name="Table7.A1" office:value-type="string">
            <text:p text:style-name="P3">gentoo-nofb</text:p>
          </table:table-cell>
          <table:table-cell table:style-name="Table7.A1" office:value-type="string">
            <text:p text:style-name="P4"><text:span text:style-name="T5">La fel ca și în cazul </text:span><text:span text:style-name="code"><text:span text:style-name="T5">gentoo</text:span></text:span><text:span text:style-name="T5">, dar fără suport pentru framebuffer</text:span></text:p>
          </table:table-cell>
        </table:table-row>
        <table:table-row table:style-name="Table7.1">
          <table:table-cell table:style-name="Table7.A1" office:value-type="string">
            <text:p text:style-name="P3">memtest86</text:p>
          </table:table-cell>
          <table:table-cell table:style-name="Table7.A1" office:value-type="string">
            <text:p text:style-name="P3">Va încărca utilitarul pentru testarea memoriei RAM de erori</text:p>
          </table:table-cell>
        </table:table-row>
      </table:table>
      <text:p text:style-name="P5">Puteți utiliza și opțiuni de kernel. Ele reprezintă setări opționale ce le puteți (dez)activa în funcție de necesități. Lista de opțiuni prezentată mai jos va apare la apăsarea tastei F2 în bootscreen. </text:p>
      <table:table table:name="Table8" table:style-name="Table8">
        <table:table-column table:style-name="Table8.A"/>
        <table:table-row table:style-name="Table8.1">
          <table:table-cell table:style-name="Table8.A1" office:value-type="string">
            <text:p text:style-name="P13"><text:bookmark text:name="book_part1_chap2__chap3_pre3"/>Cod 3.3: Opțiuni disponibile pentru a fi pasate imaginii de kernel aleasă</text:p>
          </table:table-cell>
        </table:table-row>
        <table:table-row table:style-name="Table8.1">
          <table:table-cell table:style-name="Table8.A2" office:value-type="string">
            <text:p text:style-name="P22">- agpgart <text:s text:c="6"/>încarcă agpgart (utilizați dacă aveți probleme sau blocări cu placa grafică)</text:p>
            <text:p text:style-name="P22">- acpi=on <text:s text:c="3"/><text:s text:c="3"/>încarcă suportul pentru ACPI firmware</text:p>
            <text:p text:style-name="P21">- ide=nodma <text:s text:c="4"/>forțează dezactivarea DMA pentru dispozitivele IDE cu probleme de funcționare</text:p>
            <text:p text:style-name="P21"><text:soft-page-break/>- doscsi <text:s text:c="7"/>scanează dispozitive scsi (unele plăci de rețea ar putea să nu funcționeze)</text:p>
            <text:p text:style-name="P21">- dopcmcia <text:s text:c="5"/>pornește serviciul pcmcia pentru dispozitivele cdroms PCMCIA</text:p>
            <text:p text:style-name="P21">- nofirewire <text:s text:c="3"/>dezactivează modulele firewire în initrd (pentru dispozitive cdrom firewire, etc)</text:p>
            <text:p text:style-name="P21">- nokeymap <text:s text:c="5"/>dezactivează selecția definițiilor de taste pentru tastaturile cu dispunere non-us</text:p>
            <text:p text:style-name="P21">- docache <text:s text:c="6"/>reține în cache întreaga zonă de rulare a CD-ului în RAM și permite să efectuați</text:p>
            <text:p text:style-name="P21"><text:span text:style-name="T2"><text:s text:c="16"/></text:span>unmount pentru /mnt/cdrom și mount-area unui alt cdrom</text:p>
            <text:p text:style-name="P21">- nodetect <text:s text:c="5"/>dezactivează rularea hwsetup/kudzu și hotplug</text:p>
            <text:p text:style-name="P21">- nousb <text:s text:c="8"/>dezactivează încărcarea modulului usb din initrd, dezactivează hotplug</text:p>
            <text:p text:style-name="P21">- nodhcp <text:s text:c="7"/>dhcp nu pornește automat dacă un dispozitiv de rețea este detectat</text:p>
            <text:p text:style-name="P21">- nohotplug <text:s text:c="4"/>dezactivează rularea serviciului hotplug</text:p>
            <text:p text:style-name="P21">- noapic <text:s text:c="7"/>dezactivează apic (încercați în cazul în care aveți probleme hardware dispozitiv de</text:p>
            <text:p text:style-name="P21"><text:span text:style-name="T2"><text:s text:c="16"/></text:span>rețea, scsi, etc)</text:p>
            <text:p text:style-name="P21">- noevms2 <text:s text:c="6"/>dezactivează încărcarea modulelor EVMS2</text:p>
            <text:p text:style-name="P21">- nolvm2 <text:s text:c="7"/>dezactivează încărcarea modulelor LVM2</text:p>
            <text:p text:style-name="P21">- hdx=stroke <text:s text:c="3"/>vă permite să partiționați întregul harddisk, chiar și atunci când BIOS-ul nu poate</text:p>
            <text:p text:style-name="P21"><text:span text:style-name="T2"><text:s text:c="16"/></text:span>manipula discuri mari</text:p>
            <text:p text:style-name="P21">- noload=modul1[,modul2[,...]]</text:p>
            <text:p text:style-name="P21"><text:span text:style-name="T2"><text:s text:c="16"/></text:span>dezactivează încărcarea modulelor de kernel specificate</text:p>
          </table:table-cell>
        </table:table-row>
      </table:table>
      <text:p text:style-name="P6"><text:span text:style-name="T5">Acum boot-ați de pe CD, selectați un kernel (dacă nu sunteți mulțumit de imaginea </text:span><text:span text:style-name="code"><text:span text:style-name="T5">gentoo</text:span></text:span><text:span text:style-name="T5"> implicită) cu opțiunile dorite. În exemplul de mai jos, vă prezentăm modalitatea de a boot-a imaginea de kernel </text:span><text:span text:style-name="code"><text:span text:style-name="T5">gentoo</text:span></text:span><text:span text:style-name="T5"> cu </text:span><text:span text:style-name="code"><text:span text:style-name="T5">dopcmcia</text:span></text:span><text:span text:style-name="T5"> ca parametri: </text:span></text:p>
      <table:table table:name="Table9" table:style-name="Table9">
        <table:table-column table:style-name="Table9.A"/>
        <table:table-row table:style-name="Table9.1">
          <table:table-cell table:style-name="Table9.A1" office:value-type="string">
            <text:p text:style-name="P13"><text:bookmark text:name="book_part1_chap2__chap3_pre4"/>Cod 3.4: Boot-area mediului Installation CD</text:p>
          </table:table-cell>
        </table:table-row>
        <table:table-row table:style-name="Table9.1">
          <table:table-cell table:style-name="Table9.A2" office:value-type="string">
            <text:p text:style-name="P15"><text:span text:style-name="T5">boot: </text:span><text:span text:style-name="code-input"><text:span text:style-name="T5">gentoo dopcmcia</text:span></text:span></text:p>
          </table:table-cell>
        </table:table-row>
      </table:table>
      <text:p text:style-name="P5">Apoi, veți observa imaginea de boot și bara de progres. Dacă instalați Gentoo pe un sistem cu o tastatură non-US, apăsați imediat Alt+F1 pentru a comuta in modul informativ și urmați promptul. Dacă nu se efectuează nici o selecție în 10 secunde, cea implicită (tastatura US) va fi luată in considerare și procesul de boot va continua. Odată ce procesul de boot a fost finalizat veți fi logat în mediul "Live" al Gentoo Linux ca "root", modul super user. În consola curentă puteți observa promptul root ("#") și puteți comuta între alte console utilizând combinațiile de taste Alt-F2, Alt-F3 și Alt-F4. Pentru a reveni la consola inițială utilizați combinația de taste Alt-F1. </text:p>
      <text:p text:style-name="P6"><text:span text:style-name="T5">Acum, continuați cu </text:span><text:a xlink:type="simple" xlink:href="http://www.gentoo.org/doc/ro/handbook/handbook-x86.xml?full=1#hardware"><text:span text:style-name="Internet_20_link"><text:span text:style-name="T5">Configurarea Suplimentară pentru Componentele Hardware </text:span></text:span></text:a><text:span text:style-name="T5">. </text:span></text:p>
      <text:p text:style-name="P11"><text:bookmark-start text:name="book_part1_chap2__chap3_sect3"/><text:bookmark text:name="hardware"/>Configurarea Suplimentară pentru Componentele Hardware<text:bookmark-end text:name="book_part1_chap2__chap3_sect3"/></text:p>
      <text:p text:style-name="P5">Mediul Gentoo Installation CD, în timp ce boot-ează, încearcă să identifice automat toate componentele hardware din sistem și încarcă modulele de kernel ce fac posibilă accesarea acestor resurse hardware. Dar, sunt și cazuri când încărcarea automată nu este efectuată pentru modulele <text:soft-page-break/>necesare. În cazul în care autodetectarea componentelor PCI a eșuat în cazul unor componente ale sistemului dvs., vor trebui încărcate manual modulele de kernel necesare. </text:p>
      <text:p text:style-name="P6"><text:span text:style-name="T5">În următorul exemplu vom încerca încărcarea modulului </text:span><text:span text:style-name="code"><text:span text:style-name="T5">8139too</text:span></text:span><text:span text:style-name="T5"> (ce oferă suport pentru un anumit tip de plăci de rețea): </text:span></text:p>
      <table:table table:name="Table10" table:style-name="Table10">
        <table:table-column table:style-name="Table10.A"/>
        <table:table-row table:style-name="Table10.1">
          <table:table-cell table:style-name="Table10.A1" office:value-type="string">
            <text:p text:style-name="P13"><text:bookmark text:name="book_part1_chap2__chap3_pre5"/>Cod 3.5: Încărcarea modulelor de kernel</text:p>
          </table:table-cell>
        </table:table-row>
        <table:table-row table:style-name="Table10.1">
          <table:table-cell table:style-name="Table10.A2" office:value-type="string">
            <text:p text:style-name="P15"><text:span text:style-name="T5"># </text:span><text:span text:style-name="code-input"><text:span text:style-name="T5">modprobe 8139too</text:span></text:span></text:p>
          </table:table-cell>
        </table:table-row>
      </table:table>
      <text:p text:style-name="P6"><text:span text:style-name="T5">Dacă aveți nevoie de suport PCMCIA, va trebui să porniți script-ul de inițializare </text:span><text:span text:style-name="code"><text:span text:style-name="T5">pcmcia</text:span></text:span><text:span text:style-name="T5">: </text:span></text:p>
      <table:table table:name="Table11" table:style-name="Table11">
        <table:table-column table:style-name="Table11.A"/>
        <table:table-row table:style-name="Table11.1">
          <table:table-cell table:style-name="Table11.A1" office:value-type="string">
            <text:p text:style-name="P13"><text:bookmark text:name="book_part1_chap2__chap3_pre6"/>Cod 3.6: Pornirea script-ului de inițializare PCMCIA</text:p>
          </table:table-cell>
        </table:table-row>
        <table:table-row table:style-name="Table11.1">
          <table:table-cell table:style-name="Table11.A2" office:value-type="string">
            <text:p text:style-name="P15"><text:span text:style-name="T5"># </text:span><text:span text:style-name="code-input"><text:span text:style-name="T5">/etc/init.d/pcmcia start</text:span></text:span></text:p>
          </table:table-cell>
        </table:table-row>
      </table:table>
      <text:p text:style-name="P11"><text:bookmark-start text:name="book_part1_chap2__chap3_sect4"/>Opțional: Optimizarea Performanțelor Hard-Disk-ului<text:bookmark-end text:name="book_part1_chap2__chap3_sect4"/></text:p>
      <text:p text:style-name="P6"><text:span text:style-name="T5">Dacă sunteți un utilizator avansat, puteți optimiza performanța hard-disk-ului, utilizând </text:span><text:span text:style-name="code"><text:span text:style-name="T5">hdparm</text:span></text:span><text:span text:style-name="T5">. În combinație cu opțiunile </text:span><text:span text:style-name="code"><text:span text:style-name="T5">-tT</text:span></text:span><text:span text:style-name="T5"> puteți testa performanțele hard discului (executați testul de mai multe ori pentru a avea o imagine cât mai precisă a vitezei HDD-ului). </text:span></text:p>
      <table:table table:name="Table12" table:style-name="Table12">
        <table:table-column table:style-name="Table12.A"/>
        <table:table-row table:style-name="Table12.1">
          <table:table-cell table:style-name="Table12.A1" office:value-type="string">
            <text:p text:style-name="P13"><text:bookmark text:name="book_part1_chap2__chap3_pre7"/>Cod 3.7: Testarea peformanței discului</text:p>
          </table:table-cell>
        </table:table-row>
        <table:table-row table:style-name="Table12.1">
          <table:table-cell table:style-name="Table12.A2" office:value-type="string">
            <text:p text:style-name="P15"><text:span text:style-name="T5"># </text:span><text:span text:style-name="code-input"><text:span text:style-name="T5">hdparm -tT /dev/hda</text:span></text:span></text:p>
          </table:table-cell>
        </table:table-row>
      </table:table>
      <text:p text:style-name="P6"><text:span text:style-name="T5">Pentru optimizare, puteți utiliza oricare din exemplele de mai jos (sau experimenta cu propriile optimizări) ce utilizează </text:span><text:span text:style-name="path"><text:span text:style-name="T5">/dev/hda</text:span></text:span><text:span text:style-name="T5"> ca disc (substituiți cu discul dvs.): </text:span></text:p>
      <table:table table:name="Table13" table:style-name="Table13">
        <table:table-column table:style-name="Table13.A"/>
        <table:table-row table:style-name="Table13.1">
          <table:table-cell table:style-name="Table13.A1" office:value-type="string">
            <text:p text:style-name="P13"><text:bookmark text:name="book_part1_chap2__chap3_pre8"/>Cod 3.8: Optimizarea performanței hard-disk-ului</text:p>
          </table:table-cell>
        </table:table-row>
        <table:table-row table:style-name="Table13.1">
          <table:table-cell table:style-name="Table13.A2" office:value-type="string">
            <text:p text:style-name="P15"><text:span text:style-name="code-comment"><text:span text:style-name="T5">Activarea DMA:</text:span></text:span><text:span text:style-name="T5"> <text:s text:c="38"/># </text:span><text:span text:style-name="code-input"><text:span text:style-name="T5">hdparm -d 1 /dev/hda</text:span></text:span></text:p>
            <text:p text:style-name="P15"><text:span text:style-name="code-comment"><text:span text:style-name="T5">Opțiuni sigure de creștere a performaței:</text:span></text:span><text:span text:style-name="T5"> <text:s/># </text:span><text:span text:style-name="code-input"><text:span text:style-name="T5">hdparm -d 1 -A 1 -m 16 -u 1 -a 64 /dev/hda</text:span></text:span></text:p>
          </table:table-cell>
        </table:table-row>
      </table:table>
      <text:p text:style-name="P11"><text:bookmark-start text:name="book_part1_chap2__chap3_sect5"/>Opțional: Conturi de Utilizator<text:bookmark-end text:name="book_part1_chap2__chap3_sect5"/></text:p>
      <text:p text:style-name="P6"><text:span text:style-name="T5">Dacă doriți să permiteți accesul utilizatorilor externi la mediul de instalare Gentoo Linux, sau utilizați chat-ul </text:span><text:span text:style-name="code"><text:span text:style-name="T5">irssi</text:span></text:span><text:span text:style-name="T5"> fără drepturi de root (pentru un nivel mai ridicat al securității), trebuie să creați utilizatori separați și este necesară modificarea parolei de root. </text:span></text:p>
      <text:p text:style-name="P6"><text:span text:style-name="T5">Pentru a scimba parola root, rulați utilitarul </text:span><text:span text:style-name="code"><text:span text:style-name="T5">passwd</text:span></text:span><text:span text:style-name="T5">. </text:span></text:p>
      <table:table table:name="Table14" table:style-name="Table14">
        <table:table-column table:style-name="Table14.A"/>
        <table:table-row table:style-name="Table14.1">
          <table:table-cell table:style-name="Table14.A1" office:value-type="string">
            <text:p text:style-name="P13"><text:bookmark text:name="book_part1_chap2__chap3_pre9"/>Cod 3.9: Schimbarea parolei de root</text:p>
          </table:table-cell>
        </table:table-row>
        <table:table-row table:style-name="Table14.1">
          <table:table-cell table:style-name="Table14.A2" office:value-type="string">
            <text:p text:style-name="P15"><text:span text:style-name="T5"># </text:span><text:span text:style-name="code-input"><text:span text:style-name="T5">passwd</text:span></text:span></text:p>
            <text:p text:style-name="P15"><text:soft-page-break/><text:span text:style-name="T5">New password: </text:span><text:span text:style-name="code-comment"><text:span text:style-name="T5">(Enter your new password)</text:span></text:span></text:p>
            <text:p text:style-name="P15"><text:span text:style-name="T5">Re-enter password: </text:span><text:span text:style-name="code-comment"><text:span text:style-name="T5">(Re-enter your password)</text:span></text:span></text:p>
          </table:table-cell>
        </table:table-row>
      </table:table>
      <text:p text:style-name="P6"><text:span text:style-name="T5">Pentru crearea unui nou cont de utilizator trebuie să introducem denumirea contului și parola ce va fi asociată contului nou creat. Pentru aceasta vom utiliza comenzile </text:span><text:span text:style-name="code"><text:span text:style-name="T5">useradd</text:span></text:span><text:span text:style-name="T5"> și </text:span><text:span text:style-name="code"><text:span text:style-name="T5">passwd</text:span></text:span><text:span text:style-name="T5">. În exemplu de mai jos vom crea un user numit "john". </text:span></text:p>
      <table:table table:name="Table15" table:style-name="Table15">
        <table:table-column table:style-name="Table15.A"/>
        <table:table-row table:style-name="Table15.1">
          <table:table-cell table:style-name="Table15.A1" office:value-type="string">
            <text:p text:style-name="P13"><text:bookmark text:name="book_part1_chap2__chap3_pre10"/>Cod 3.10: Crearea unui cont de utilizator</text:p>
          </table:table-cell>
        </table:table-row>
        <table:table-row table:style-name="Table15.1">
          <table:table-cell table:style-name="Table15.A2" office:value-type="string">
            <text:p text:style-name="P15"><text:span text:style-name="T5"># </text:span><text:span text:style-name="code-input"><text:span text:style-name="T5">useradd -m -G users john</text:span></text:span></text:p>
            <text:p text:style-name="P15"><text:span text:style-name="T5"># </text:span><text:span text:style-name="code-input"><text:span text:style-name="T5">passwd john</text:span></text:span></text:p>
            <text:p text:style-name="P15"><text:span text:style-name="T5">New password: </text:span><text:span text:style-name="code-comment"><text:span text:style-name="T5">(Enter john's password)</text:span></text:span></text:p>
            <text:p text:style-name="P15"><text:span text:style-name="T5">Re-enter password: </text:span><text:span text:style-name="code-comment"><text:span text:style-name="T5">(Re-enter john's password)</text:span></text:span></text:p>
          </table:table-cell>
        </table:table-row>
      </table:table>
      <text:p text:style-name="P6"><text:span text:style-name="T5">Puteți efectua login în noul cont creat din root, utilizând comanda </text:span><text:span text:style-name="code"><text:span text:style-name="T5">su</text:span></text:span><text:span text:style-name="T5">: </text:span></text:p>
      <table:table table:name="Table16" table:style-name="Table16">
        <table:table-column table:style-name="Table16.A"/>
        <table:table-row table:style-name="Table16.1">
          <table:table-cell table:style-name="Table16.A1" office:value-type="string">
            <text:p text:style-name="P13"><text:bookmark text:name="book_part1_chap2__chap3_pre11"/>Cod 3.11: Comutarea la alt utilizator</text:p>
          </table:table-cell>
        </table:table-row>
        <table:table-row table:style-name="Table16.1">
          <table:table-cell table:style-name="Table16.A2" office:value-type="string">
            <text:p text:style-name="P15"><text:span text:style-name="T5"># </text:span><text:span text:style-name="code-input"><text:span text:style-name="T5">su - john</text:span></text:span></text:p>
          </table:table-cell>
        </table:table-row>
      </table:table>
      <text:p text:style-name="P11"><text:bookmark-start text:name="book_part1_chap2__chap3_sect6"/>Opțional: Vizualizarea Documentației în Timpul Instalării<text:bookmark-end text:name="book_part1_chap2__chap3_sect6"/></text:p>
      <text:p text:style-name="P6"><text:span text:style-name="T5">În timpul instalării, dacă doriți să accesați Manualul Gentoo (de pe CD sau online), asigurați-vă că ați creat un cont utilizator (vedeți </text:span><text:a xlink:type="simple" xlink:href="http://www.gentoo.org/doc/ro/handbook/handbook-x86.xml?full=1#useraccounts"><text:span text:style-name="Internet_20_link"><text:span text:style-name="T5">Opțional: Conturi de Utilizator</text:span></text:span></text:a><text:span text:style-name="T5">). Apoi, apăsați </text:span><text:span text:style-name="code"><text:span text:style-name="T5">Alt-F2</text:span></text:span><text:span text:style-name="T5"> pentru a comuta în alt terminal și efectuați login. </text:span></text:p>
      <text:p text:style-name="P6"><text:span text:style-name="T5">Dacă doriți consultarea documentației de pe CD, puteți rula imediat aplicația </text:span><text:span text:style-name="code"><text:span text:style-name="T5">links</text:span></text:span><text:span text:style-name="T5"> ce vă permite vizualizarea documentației: </text:span></text:p>
      <table:table table:name="Table17" table:style-name="Table17">
        <table:table-column table:style-name="Table17.A"/>
        <table:table-row table:style-name="Table17.1">
          <table:table-cell table:style-name="Table17.A1" office:value-type="string">
            <text:p text:style-name="P13"><text:bookmark text:name="book_part1_chap2__chap3_pre12"/>Cod 3.12: Vizualizarea documentației de pe CD</text:p>
          </table:table-cell>
        </table:table-row>
        <table:table-row table:style-name="Table17.1">
          <table:table-cell table:style-name="Table17.A2" office:value-type="string">
            <text:p text:style-name="P15"><text:span text:style-name="T5"># </text:span><text:span text:style-name="code-input"><text:span text:style-name="T5">links /mnt/cdrom/docs/html/index.html</text:span></text:span></text:p>
          </table:table-cell>
        </table:table-row>
      </table:table>
      <text:p text:style-name="P6"><text:span text:style-name="T5">Totuși, este recomandat să utilizați Manualul Gentoo aflat online, deoarece este mult mai recent decât cel oferit pe CD. Puteți utiliza, de asemenea, aplicația </text:span><text:span text:style-name="code"><text:span text:style-name="T5">links</text:span></text:span><text:span text:style-name="T5">, dar numai după ce ați terminat capitolul despre </text:span><text:span text:style-name="Emphasis1"><text:span text:style-name="T5">Configurarea Rețelei</text:span></text:span><text:span text:style-name="T5"> (în caz contrar nu veți putea accesa internetul pentru a putea consulta online Manualul Gentoo). </text:span></text:p>
      <table:table table:name="Table18" table:style-name="Table18">
        <table:table-column table:style-name="Table18.A"/>
        <table:table-row table:style-name="Table18.1">
          <table:table-cell table:style-name="Table18.A1" office:value-type="string">
            <text:p text:style-name="P13"><text:bookmark text:name="book_part1_chap2__chap3_pre13"/>Cod 3.13: Accesarea Documentației Online</text:p>
          </table:table-cell>
        </table:table-row>
        <table:table-row table:style-name="Table18.1">
          <table:table-cell table:style-name="Table18.A2" office:value-type="string">
            <text:p text:style-name="P15"><text:span text:style-name="T5"># </text:span><text:span text:style-name="code-input"><text:span text:style-name="T5">links http://www.gentoo.org/doc/ro/handbook/handbook-x86.xml</text:span></text:span></text:p>
          </table:table-cell>
        </table:table-row>
      </table:table>
      <text:p text:style-name="P6"><text:span text:style-name="T5">Puteți reveni la terminalul inițial apăsând combinația de taste </text:span><text:span text:style-name="code"><text:span text:style-name="T5">Alt-F1</text:span></text:span><text:span text:style-name="T5"> </text:span></text:p>
      <text:p text:style-name="P11"><text:bookmark-start text:name="book_part1_chap2__chap3_sect7"/>Opțional: Pornirea Serviciului SSH<text:bookmark-end text:name="book_part1_chap2__chap3_sect7"/></text:p>
      <text:p text:style-name="P6"><text:soft-page-break/><text:span text:style-name="T5">Dacă vreți ca alți utilizatori să poată accesa procesul de instalare Gentoo Linux (posibil, ca să vă ajute să instalați Gentoo, sau chiar să îl instaleze pentru dvs.), va trebui să le creați conturi de utilizator sau chiar sa le oferiți parola de root (</text:span><text:span text:style-name="Emphasis1"><text:span text:style-name="T5">doar</text:span></text:span><text:span text:style-name="T5"> </text:span><text:span text:style-name="Emphasis1"><text:span text:style-name="T5">dacă</text:span></text:span><text:span text:style-name="T5"> </text:span><text:span text:style-name="T7">aveți încredere deplină</text:span><text:span text:style-name="T5"> în acel utilizator). </text:span></text:p>
      <text:p text:style-name="P5">Pentru a inițializa serviciul SSH, executați comanda de mai jos: </text:p>
      <table:table table:name="Table19" table:style-name="Table19">
        <table:table-column table:style-name="Table19.A"/>
        <table:table-row table:style-name="Table19.1">
          <table:table-cell table:style-name="Table19.A1" office:value-type="string">
            <text:p text:style-name="P13"><text:bookmark text:name="book_part1_chap2__chap3_pre14"/>Cod 3.14: Pornirea serviciului SSH</text:p>
          </table:table-cell>
        </table:table-row>
        <table:table-row table:style-name="Table19.1">
          <table:table-cell table:style-name="Table19.A2" office:value-type="string">
            <text:p text:style-name="P15"><text:span text:style-name="T5"># </text:span><text:span text:style-name="code-input"><text:span text:style-name="T5">/etc/init.d/sshd start</text:span></text:span></text:p>
          </table:table-cell>
        </table:table-row>
      </table:table>
      <text:p text:style-name="P6"><text:span text:style-name="T5">Pentru a putea utiliza serviciul ssh trebuie configurat accesul la rețea. Continuați cu capitolul despre </text:span><text:a xlink:type="simple" xlink:href="http://www.gentoo.org/doc/ro/handbook/handbook-x86.xml?full=1#book_part1_chap3"><text:span text:style-name="Internet_20_link"><text:span text:style-name="T5">Configurarea Rețelei</text:span></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size="10pt" style:font-name-asian="Times New Roman" style:font-size-asian="10pt" style:font-name-complex="Courier New" style:font-size-complex="10pt"/>
    </style:style>
    <style:style style:name="not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Emphasis1" style:family="text" style:parent-style-name="Default_20_Paragraph_20_Font"/>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code" style:family="text" style:parent-style-name="Default_20_Paragraph_20_Font"/>
    <style:style style:name="path" style:family="text" style:parent-style-name="Default_20_Paragraph_20_Font"/>
    <style:style style:name="code-input" style:family="text" style:parent-style-name="Default_20_Paragraph_20_Font"/>
    <style:style style:name="WW8Num34z0" style:family="text">
      <style:text-properties style:font-name="Symbol" fo:font-size="10pt" style:font-size-asian="10pt" style:font-name-complex="Symbol"/>
    </style:style>
    <style:style style:name="WW8Num34z1" style:family="text">
      <style:text-properties style:font-name="Courier New" fo:font-size="10pt" style:font-size-asian="10pt" style:font-name-complex="Courier New"/>
    </style:style>
    <style:style style:name="WW8Num34z2" style:family="text">
      <style:text-properties style:font-name="Wingdings" fo:font-size="10pt" style:font-size-asian="10pt" style:font-name-complex="Wingdings"/>
    </style:style>
    <style:style style:name="code-comment"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1:32:10</meta:creation-date>
    <dc:date>2013-04-02T12:57:32.91</dc:date>
    <meta:editing-duration>PT1H6M32S</meta:editing-duration>
    <meta:editing-cycles>13</meta:editing-cycles>
    <meta:generator>LibreOffice/4.0.0.3$Windows_x86 LibreOffice_project/7545bee9c2a0782548772a21bc84a9dcc583b89</meta:generator>
    <meta:document-statistic meta:table-count="19" meta:image-count="0" meta:object-count="0" meta:page-count="8" meta:paragraph-count="141" meta:word-count="2075" meta:character-count="14184" meta:non-whitespace-character-count="12019"/>
  </office:meta>
</office:document-meta>
</file>